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f26" officeooo:paragraph-rsid="0003af26"/>
    </style:style>
    <style:style style:name="P2" style:family="paragraph" style:parent-style-name="Standard">
      <style:text-properties officeooo:rsid="00051d29" officeooo:paragraph-rsid="00051d29"/>
    </style:style>
    <style:style style:name="P3" style:family="paragraph" style:parent-style-name="Standard">
      <style:text-properties officeooo:rsid="000783c0" officeooo:paragraph-rsid="000783c0"/>
    </style:style>
    <style:style style:name="P4" style:family="paragraph" style:parent-style-name="Standard">
      <style:text-properties officeooo:rsid="00080ae4" officeooo:paragraph-rsid="00080ae4"/>
    </style:style>
    <style:style style:name="P5" style:family="paragraph" style:parent-style-name="Standard">
      <style:text-properties officeooo:rsid="0009c617" officeooo:paragraph-rsid="0009c617"/>
    </style:style>
    <style:style style:name="P6" style:family="paragraph" style:parent-style-name="Standard">
      <style:text-properties officeooo:rsid="000e5bce" officeooo:paragraph-rsid="000e5bce"/>
    </style:style>
    <style:style style:name="T1" style:family="text">
      <style:text-properties officeooo:rsid="000783c0"/>
    </style:style>
    <style:style style:name="T2" style:family="text">
      <style:text-properties officeooo:rsid="00080ae4"/>
    </style:style>
    <style:style style:name="T3" style:family="text">
      <style:text-properties officeooo:rsid="0009c617"/>
    </style:style>
    <style:style style:name="T4" style:family="text">
      <style:text-properties officeooo:rsid="000b5e15"/>
    </style:style>
    <style:style style:name="T5" style:family="text">
      <style:text-properties officeooo:rsid="000e69a3"/>
    </style:style>
    <style:style style:name="T6" style:family="text">
      <style:text-properties officeooo:rsid="000f5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anation of the functionality of the projects and their capabilities for implementation, presentation of code with commentary.</text:p>
      <text:p text:style-name="P1"/>
      <text:p text:style-name="P1">A good way of getting known, programming gives me an open canvas, in which I have tuned in to my main interests and worries, transforming them in functional tools, a relief in terms of personal realization that the job marked rarely fulfills in an organic way.</text:p>
      <text:p text:style-name="P1"/>
      <text:p text:style-name="P1"/>
      <text:p text:style-name="P1">Graphic design</text:p>
      <text:p text:style-name="P1"/>
      <text:p text:style-name="P1">Tools of preference, domain of concepts, portfolio.</text:p>
      <text:p text:style-name="P2">Inborn curiosity, desire of express myself artistically, or the capability of create objects that otherwise would be trapped on my mind.</text:p>
      <text:p text:style-name="P2">All valid reasons to adventure myself in the usage of graphic design tools <text:span text:style-name="T1">like Blender, Gimp, or Photoshop.</text:span></text:p>
      <text:p text:style-name="P1"/>
      <text:p text:style-name="P1"/>
      <text:p text:style-name="P3">3D Printing</text:p>
      <text:p text:style-name="P3"/>
      <text:p text:style-name="P3">Hardware modifications, materials used, technical modeling.</text:p>
      <text:p text:style-name="P3">Here I explain my long, extend and tedious learning process of an Anet A8, bringing unexpected and valuable knowledge about hardware, the lingo of CNC machinery, electronics and G-Code in the process.</text:p>
      <text:p text:style-name="P3"/>
      <text:p text:style-name="P3">IT <text:span text:style-name="T2">Systems maintenance</text:span></text:p>
      <text:p text:style-name="P3"/>
      <text:p text:style-name="P4">Platforms and technologies <text:span text:style-name="T3">of proficiency, interconnectivity among systems, fundamentals of cybersecurity.</text:span></text:p>
      <text:p text:style-name="P5">Brief description of the operative systems and related technologies in which I have extend knowledge, including subneting, the OSI model, DNS, Windows Server, SQL queries, etc</text:p>
      <text:p text:style-name="P5"/>
      <text:p text:style-name="P5">General interests, motivations and philosophy of life</text:p>
      <text:p text:style-name="P5"/>
      <text:p text:style-name="P5">Temporal line of my personal development, <text:span text:style-name="T4">cultural exchanges and language learning, values, ideals, and expectations of future</text:span></text:p>
      <text:p text:style-name="P5"/>
      <text:p text:style-name="P6">Being someone of a curious and unsettled nature doesn’t <text:span text:style-name="T5">always leave an impressive career history in stagnated societies, sadly, but that reality hasn’t stopped me from bringing myself out there, </text:span><text:span text:style-name="T6">here I try to overcompensate by explaining to strangers what I do with my tim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21:30:01.798000000</meta:creation-date>
    <dc:date>2024-09-19T21:44:24.956000000</dc:date>
    <meta:editing-duration>PT1H38M20S</meta:editing-duration>
    <meta:editing-cycles>3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5" meta:word-count="260" meta:character-count="1725" meta:non-whitespace-character-count="1480"/>
  </office:meta>
</office:document-meta>
</file>